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style:font-name="Bitstream Charter" fo:font-size="12pt" style:font-size-asian="12pt" style:font-size-complex="12pt"/>
    </style:style>
    <style:style style:name="P2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style:font-name="Bitstream Charter" fo:font-size="12pt" officeooo:rsid="001a7d19" officeooo:paragraph-rsid="001a7d19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0.503cm" fo:text-align="center" style:justify-single-word="false" fo:widows="1" fo:text-indent="0cm" style:auto-text-indent="false"/>
      <style:text-properties style:font-name="Bitstream Charter" fo:font-size="18pt" style:text-underline-style="solid" style:text-underline-width="auto" style:text-underline-color="font-color" fo:font-weight="bold" officeooo:rsid="001a7d19" officeooo:paragraph-rsid="001a7d19" style:font-size-asian="18pt" style:font-weight-asian="bold" style:font-size-complex="18pt" style:font-weight-complex="bold"/>
    </style:style>
    <style:style style:name="P4" style:family="paragraph" style:parent-style-name="Header">
      <style:text-properties officeooo:rsid="001bde5b" officeooo:paragraph-rsid="001bde5b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2 XSLT</text:p>
      <text:p text:style-name="P1"/>
      <text:p text:style-name="P1"/>
      <text:p text:style-name="P1"/>
      <text:p text:style-name="P1"/>
      <text:p text:style-name="P1"/>
      <text:p text:style-name="P1"><text:span text:style-name="T2">&lt;?xml version="1.0"?&gt;</text:span><text:line-break/><text:span text:style-name="T2">&lt;vendes&gt;</text:span><text:line-break/><text:span text:style-name="T2">&lt;article&gt;</text:span><text:line-break/><text:span text:style-name="T1">  </text:span><text:span text:style-name="T2">&lt;descripcio&gt;</text:span><text:line-break/><text:span text:style-name="T1">    </text:span><text:span text:style-name="T2">&lt;llarga&gt;Disco duro de 128 GB - Toshiba Canvio AeroMobile SSD&lt;/llarga&gt;</text:span><text:line-break/><text:span text:style-name="T1">    </text:span><text:span text:style-name="T2">&lt;curta&gt;Thos128&lt;/curta&gt;</text:span><text:line-break/><text:span text:style-name="T1">  </text:span><text:span text:style-name="T2">&lt;/descripcio&gt;</text:span><text:line-break/><text:span text:style-name="T1">  </text:span><text:span text:style-name="T2">&lt;trimestre id="primer"&gt;</text:span><text:line-break/><text:span text:style-name="T1">    </text:span><text:span text:style-name="T2">&lt;unitats&gt;230&lt;/unitats&gt;</text:span><text:line-break/><text:span text:style-name="T1">  </text:span><text:span text:style-name="T2">&lt;/trimestre&gt;</text:span><text:line-break/><text:span text:style-name="T1">  </text:span><text:span text:style-name="T2">&lt;trimestre id="segon"&gt;</text:span><text:line-break/><text:span text:style-name="T1">    </text:span><text:span text:style-name="T2">&lt;unitats&gt;210&lt;/unitats&gt;</text:span><text:line-break/><text:span text:style-name="T1">  </text:span><text:span text:style-name="T2">&lt;/trimestre&gt;</text:span><text:line-break/><text:span text:style-name="T1">  </text:span><text:span text:style-name="T2">&lt;trimestre id="tercer"&gt;</text:span><text:line-break/><text:span text:style-name="T1">    </text:span><text:span text:style-name="T2">&lt;unitats&gt;250&lt;/unitats&gt;</text:span><text:line-break/><text:span text:style-name="T1">  </text:span><text:span text:style-name="T2">&lt;/trimestre&gt;</text:span><text:line-break/><text:span text:style-name="T1">  </text:span><text:span text:style-name="T2">&lt;trimestre id="quart"&gt;</text:span><text:line-break/><text:span text:style-name="T1">    </text:span><text:span text:style-name="T2">&lt;unitats&gt;430&lt;/unitats&gt;</text:span><text:line-break/><text:span text:style-name="T1">  </text:span><text:span text:style-name="T2">&lt;/trimestre&gt;</text:span><text:line-break/><text:span text:style-name="T2">&lt;/article&gt;</text:span><text:line-break/><text:span text:style-name="T2">&lt;/vendes&gt;</text:span></text:p>
      <text:p text:style-name="P1"/>
      <text:p text:style-name="P2">Heu de crear una plantilla XSLT per a transformar-lo en un SVG que sigui un gràfic de barres.</text:p>
      <text:p text:style-name="P2"/>
      <text:p text:style-name="P2">Per seleccionar la dada del primer trimestre podeu emprar l'instrucció següent:</text:p>
      <text:p text:style-name="P2"/>
      <text:p text:style-name="P2">&lt;xsl:value-of select="article/trimestre[@id='primer']/unitats" /&gt;</text:p>
      <text:p text:style-name="P2"/>
      <text:p text:style-name="P2">Pujau els tres arxius: xml, xsl i svg; comprimits a un únic arxiu.</text:p>
      <text:p text:style-name="P2"/>
      <text:p text:style-name="P2"/>
      <text:p text:style-name="P2"/>
      <text:p text:style-name="P2">Traduccion:</text:p>
      <text:p text:style-name="P2"><text:span text:style-name="T2">Debe crear una plantilla XSLT para transformarlo en un SVG que sea un gráfico de barras.</text:span></text:p>
      <text:p text:style-name="P2"/>
      <text:p text:style-name="P2"><text:span text:style-name="T2">Para seleccionar el dato del primer trimestre puede usar la siguiente instrucción:</text:span></text:p>
      <text:p text:style-name="P2"/>
      <text:p text:style-name="P2"><text:span text:style-name="T2">&lt;Xsl: value-of select = "artículo / trimestre [@ id = 'primero'] / unidades" /&gt;</text:span></text:p>
      <text:p text:style-name="P2"/>
      <text:p text:style-name="P2"><text:span text:style-name="T2">Pujau los tres archivos: xml, xsl y svg; comprimidos en un único arch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de5b" officeooo:paragraph-rsid="001bde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m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51:23.757901636</meta:creation-date>
    <dc:date>2016-06-01T19:54:05.422420814</dc:date>
    <meta:editing-duration>PT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40" meta:character-count="1121" meta:non-whitespace-character-count="949"/>
  </office:meta>
</office:document-meta>
</file>